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64cm"/>
    </style:style>
    <style:style style:name="co2" style:family="table-column">
      <style:table-column-properties fo:break-before="auto" style:column-width="1.707cm"/>
    </style:style>
    <style:style style:name="ro1" style:family="table-row">
      <style:table-row-properties style:row-height="1.767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800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 style:data-style-name="N800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office:forms form:automatic-focus="false" form:apply-design-mode="false"/>
        <table:table-column table:style-name="co1" table:number-columns-repeated="1005" table:default-cell-style-name="ce4"/>
        <table:table-column table:style-name="co1" table:number-columns-repeated="19" table:default-cell-style-name="Default"/>
        <table:table-row table:style-name="ro1">
          <table:table-cell table:style-name="ce1" office:value-type="string">
            <text:p>article</text:p>
          </table:table-cell>
          <table:table-cell table:style-name="ce1" office:value-type="string">
            <text:p>longdescription</text:p>
          </table:table-cell>
          <table:table-cell table:style-name="ce1" table:number-columns-repeated="1003"/>
          <table:table-cell table:number-columns-repeated="19"/>
        </table:table-row>
        <table:table-row table:style-name="ro1">
          <table:table-cell table:style-name="ce2" office:value-type="string">
            <text:p>FL-FC086b</text:p>
          </table:table-cell>
          <table:table-cell table:style-name="ce5" office:value-type="string">
            <text:p>Радиоуправляемая модель скоростной мини багги Fei Lun FC086 в масштабе 1:32. Максимальная скорость багги Fei Lun - 22 км/час^ но главная её особенность - пропорциональное управление скоростью. Скорость плавно изменяется в зависимости от силы нажатия на курок газа пульта управления. Таким образом управлять машинкой можно дома и на улице^ по скользкой поверхности и по ковру^ по асфальту и бездорожью - разгоняясь до той скорости^ при которой модель будет держать сцепление и уверенно ехать.</text:p>
            <text:p/>
            <text:p>Радиоуправляемая багги Fei Lun работает на помехозащищённой современной частоте 2.4GHz^ что исключает помехи^ увеличивает дистанцию управления^ и самое важное - позволяет управлять многими моделями одновременно^ не пересекаясь друг с другом. Возможность нескольким машинкам ездить одновременно выводит интерес к игре на новый уровень^ позволяя соревноваться и устраивать увлекательные гонки.</text:p>
            <text:p/>
            <text:p>Среди прочих достоинств модели можно выделить резиновые колеса и пружинную подвеску^ которые обеспечивают максимальный контакт с трассой^ хорошее сцепление и^ как следствие^ хорошую управляемость.</text:p>
            <text:p/>
            <text:p>Радиоуправляемая модель багги Fei Lun 1/32 имеет богатую комплектацию. Кроме стандартных комплектующих - пульта дистанционного управления и зарядного устройства от USB^ машинка укомплектована мобильным зарядным устройством на пальчиковых батарейках^ трамплином для совершения прыжков и батарейкой "Крона" для пульта управления.</text:p>
            <text:p>Радиоуправляемая модель скоростной мини багги Fei Lun FC086 в масштабе 1:32. Максимальная скорость багги Fei Lun - 22 км/час^ но главная её особенность - пропорциональное управление скоростью. Скорость плавно изменяется в зависимости от силы нажатия на курок газа пульта управления. Таким образом управлять машинкой можно дома и на улице^ по скользкой поверхности и по ковру^ по асфальту и бездорожью - разгоняясь до той скорости^ при которой модель будет держать сцепление и уверенно ехать.</text:p>
            <text:p/>
            <text:p>Радиоуправляемая багги Fei Lun работает на помехозащищённой современной частоте 2.4GHz^ что исключает помехи^ увеличивает дистанцию управления^ и самое важное - позволяет управлять многими моделями одновременно^ не пересекаясь друг с другом. Возможность нескольким машинкам ездить одновременно выводит интерес к игре на новый уровень^ позволяя соревноваться и устраивать увлекательные гонки.</text:p>
            <text:p/>
            <text:p>Среди прочих достоинств модели можно выделить резиновые колеса и пружинную подвеску^ которые обеспечивают максимальный контакт с трассой^ хорошее сцепление и^ как следствие^ хорошую управляемость.</text:p>
            <text:p/>
            <text:p>Радиоуправляемая модель багги Fei Lun 1/32 имеет богатую комплектацию. Кроме стандартных комплектующих - пульта дистанционного управления и зарядного устройства от USB^ машинка укомплектована мобильным зарядным устройством на пальчиковых батарейках^ трамплином для совершения прыжков и батарейкой "Крона" для пульта управления.</text:p>
            <text:p>Радиоуправляемая модель скоростной мини багги Fei Lun FC086 в масштабе 1:32. Максимальная скорость багги Fei Lun - 22 км/час^ но главная её особенность - пропорциональное управление скоростью. Скорость плавно изменяется в зависимости от силы нажатия на курок газа пульта управления. Таким образом управлять машинкой можно дома и на улице^ по скользкой поверхности и по ковру^ по асфальту и бездорожью - разгоняясь до той скорости^ при которой модель будет держать сцепление и уверенно ехать.</text:p>
            <text:p/>
            <text:p>Радиоуправляемая багги Fei Lun работает на помехозащищённой современной частоте 2.4GHz^ что исключает помехи^ увеличивает дистанцию управления^ и самое важное - позволяет управлять многими моделями одновременно^ не пересекаясь друг с другом. Возможность нескольким машинкам ездить одновременно выводит интерес к игре на новый уровень^ позволяя соревноваться и устраивать увлекательные гонки.</text:p>
            <text:p/>
            <text:p>Среди прочих достоинств модели можно выделить резиновые колеса и пружинную подвеску^ которые обеспечивают максимальный контакт с трассой^ хорошее сцепление и^ как следствие^ хорошую управляемость.</text:p>
            <text:p/>
            <text:p>Радиоуправляемая модель багги Fei Lun 1/32 имеет богатую комплектацию. Кроме стандартных комплектующих - пульта дистанционного управления и зарядного устройства от USB^ машинка укомплектована мобильным зарядным устройством на пальчиковых батарейках^ трамплином для совершения прыжков и батарейкой "Крона" для пульта управления.</text:p>
            <text:p/>
          </table:table-cell>
          <table:table-cell table:number-columns-repeated="1022"/>
        </table:table-row>
        <table:table-row table:style-name="ro1">
          <table:table-cell table:style-name="ce2" office:value-type="string">
            <text:p>FL-FC086g</text:p>
          </table:table-cell>
          <table:table-cell table:style-name="ce5" office:value-type="string">
            <text:p>Радиоуправляемая модель скоростной мини багги Fei Lun FC086 в масштабе 1:32. Максимальная скорость багги Fei Lun - 22 км/час^ но главная её особенность - пропорциональное управление скоростью. Скорость плавно изменяется в зависимости от силы нажатия на курок газа пульта управления. Таким образом управлять машинкой можно дома и на улице^ по скользкой поверхности и по ковру^ по асфальту и бездорожью - разгоняясь до той скорости^ при которой модель будет держать сцепление и уверенно ехать.</text:p>
            <text:p/>
            <text:p>Радиоуправляемая багги Fei Lun работает на помехозащищённой современной частоте 2.4GHz^ что исключает помехи^ увеличивает дистанцию управления^ и самое важное - позволяет управлять многими моделями одновременно^ не пересекаясь друг с другом. Возможность нескольким машинкам ездить одновременно выводит интерес к игре на новый уровень^ позволяя соревноваться и устраивать увлекательные гонки.</text:p>
            <text:p/>
            <text:p>Среди прочих достоинств модели можно выделить резиновые колеса и пружинную подвеску^ которые обеспечивают максимальный контакт с трассой^ хорошее сцепление и^ как следствие^ хорошую управляемость.</text:p>
            <text:p/>
            <text:p>Радиоуправляемая модель багги Fei Lun 1/32 имеет богатую комплектацию. Кроме стандартных комплектующих - пульта дистанционного управления и зарядного устройства от USB^ машинка укомплектована мобильным зарядным устройством на пальчиковых батарейках^ трамплином для совершения прыжков и батарейкой "Крона" для пульта управления.</text:p>
            <text:p>Радиоуправляемая модель скоростной мини багги Fei Lun FC086 в масштабе 1:32. Максимальная скорость багги Fei Lun - 22 км/час^ но главная её особенность - пропорциональное управление скоростью. Скорость плавно изменяется в зависимости от силы нажатия на курок газа пульта управления. Таким образом управлять машинкой можно дома и на улице^ по скользкой поверхности и по ковру^ по асфальту и бездорожью - разгоняясь до той скорости^ при которой модель будет держать сцепление и уверенно ехать.</text:p>
            <text:p/>
            <text:p>Радиоуправляемая багги Fei Lun работает на помехозащищённой современной частоте 2.4GHz^ что исключает помехи^ увеличивает дистанцию управления^ и самое важное - позволяет управлять многими моделями одновременно^ не пересекаясь друг с другом. Возможность нескольким машинкам ездить одновременно выводит интерес к игре на новый уровень^ позволяя соревноваться и устраивать увлекательные гонки.</text:p>
            <text:p/>
            <text:p>Среди прочих достоинств модели можно выделить резиновые колеса и пружинную подвеску^ которые обеспечивают максимальный контакт с трассой^ хорошее сцепление и^ как следствие^ хорошую управляемость.</text:p>
            <text:p/>
            <text:p>Радиоуправляемая модель багги Fei Lun 1/32 имеет богатую комплектацию. Кроме стандартных комплектующих - пульта дистанционного управления и зарядного устройства от USB^ машинка укомплектована мобильным зарядным устройством на пальчиковых батарейках^ трамплином для совершения прыжков и батарейкой "Крона" для пульта управления.</text:p>
            <text:p>Радиоуправляемая модель скоростной мини багги Fei Lun FC086 в масштабе 1:32. Максимальная скорость багги Fei Lun - 22 км/час^ но главная её особенность - пропорциональное управление скоростью. Скорость плавно изменяется в зависимости от силы нажатия на курок газа пульта управления. Таким образом управлять машинкой можно дома и на улице^ по скользкой поверхности и по ковру^ по асфальту и бездорожью - разгоняясь до той скорости^ при которой модель будет держать сцепление и уверенно ехать.</text:p>
            <text:p/>
            <text:p>Радиоуправляемая багги Fei Lun работает на помехозащищённой современной частоте 2.4GHz^ что исключает помехи^ увеличивает дистанцию управления^ и самое важное - позволяет управлять многими моделями одновременно^ не пересекаясь друг с другом. Возможность нескольким машинкам ездить одновременно выводит интерес к игре на новый уровень^ позволяя соревноваться и устраивать увлекательные гонки.</text:p>
            <text:p/>
            <text:p>Среди прочих достоинств модели можно выделить резиновые колеса и пружинную подвеску^ которые обеспечивают максимальный контакт с трассой^ хорошее сцепление и^ как следствие^ хорошую управляемость.</text:p>
            <text:p/>
            <text:p>Радиоуправляемая модель багги Fei Lun 1/32 имеет богатую комплектацию. Кроме стандартных комплектующих - пульта дистанционного управления и зарядного устройства от USB^ машинка укомплектована мобильным зарядным устройством на пальчиковых батарейках^ трамплином для совершения прыжков и батарейкой "Крона" для пульта управления.</text:p>
            <text:p/>
          </table:table-cell>
          <table:table-cell table:number-columns-repeated="1022"/>
        </table:table-row>
        <table:table-row table:style-name="ro1">
          <table:table-cell table:style-name="ce3" office:value-type="string">
            <text:p>FL-FC086o</text:p>
          </table:table-cell>
          <table:table-cell table:style-name="ce5" office:value-type="string">
            <text:p>Радиоуправляемая модель скоростной мини багги Fei Lun FC086 в масштабе 1:32. Максимальная скорость багги Fei Lun - 22 км/час^ но главная её особенность - пропорциональное управление скоростью. Скорость плавно изменяется в зависимости от силы нажатия на курок газа пульта управления. Таким образом управлять машинкой можно дома и на улице^ по скользкой поверхности и по ковру^ по асфальту и бездорожью - разгоняясь до той скорости^ при которой модель будет держать сцепление и уверенно ехать.</text:p>
            <text:p/>
            <text:p>Радиоуправляемая багги Fei Lun работает на помехозащищённой современной частоте 2.4GHz^ что исключает помехи^ увеличивает дистанцию управления^ и самое важное - позволяет управлять многими моделями одновременно^ не пересекаясь друг с другом. Возможность нескольким машинкам ездить одновременно выводит интерес к игре на новый уровень^ позволяя соревноваться и устраивать увлекательные гонки.</text:p>
            <text:p/>
            <text:p>Среди прочих достоинств модели можно выделить резиновые колеса и пружинную подвеску^ которые обеспечивают максимальный контакт с трассой^ хорошее сцепление и^ как следствие^ хорошую управляемость.</text:p>
            <text:p/>
            <text:p>Радиоуправляемая модель багги Fei Lun 1/32 имеет богатую комплектацию. Кроме стандартных комплектующих - пульта дистанционного управления и зарядного устройства от USB^ машинка укомплектована мобильным зарядным устройством на пальчиковых батарейках^ трамплином для совершения прыжков и батарейкой "Крона" для пульта управления.</text:p>
            <text:p>Радиоуправляемая модель скоростной мини багги Fei Lun FC086 в масштабе 1:32. Максимальная скорость багги Fei Lun - 22 км/час^ но главная её особенность - пропорциональное управление скоростью. Скорость плавно изменяется в зависимости от силы нажатия на курок газа пульта управления. Таким образом управлять машинкой можно дома и на улице^ по скользкой поверхности и по ковру^ по асфальту и бездорожью - разгоняясь до той скорости^ при которой модель будет держать сцепление и уверенно ехать.</text:p>
            <text:p/>
            <text:p>Радиоуправляемая багги Fei Lun работает на помехозащищённой современной частоте 2.4GHz^ что исключает помехи^ увеличивает дистанцию управления^ и самое важное - позволяет управлять многими моделями одновременно^ не пересекаясь друг с другом. Возможность нескольким машинкам ездить одновременно выводит интерес к игре на новый уровень^ позволяя соревноваться и устраивать увлекательные гонки.</text:p>
            <text:p/>
            <text:p>Среди прочих достоинств модели можно выделить резиновые колеса и пружинную подвеску^ которые обеспечивают максимальный контакт с трассой^ хорошее сцепление и^ как следствие^ хорошую управляемость.</text:p>
            <text:p/>
            <text:p>Радиоуправляемая модель багги Fei Lun 1/32 имеет богатую комплектацию. Кроме стандартных комплектующих - пульта дистанционного управления и зарядного устройства от USB^ машинка укомплектована мобильным зарядным устройством на пальчиковых батарейках^ трамплином для совершения прыжков и батарейкой "Крона" для пульта управления.</text:p>
            <text:p>Радиоуправляемая модель скоростной мини багги Fei Lun FC086 в масштабе 1:32. Максимальная скорость багги Fei Lun - 22 км/час^ но главная её особенность - пропорциональное управление скоростью. Скорость плавно изменяется в зависимости от силы нажатия на курок газа пульта управления. Таким образом управлять машинкой можно дома и на улице^ по скользкой поверхности и по ковру^ по асфальту и бездорожью - разгоняясь до той скорости^ при которой модель будет держать сцепление и уверенно ехать.</text:p>
            <text:p/>
            <text:p>Радиоуправляемая багги Fei Lun работает на помехозащищённой современной частоте 2.4GHz^ что исключает помехи^ увеличивает дистанцию управления^ и самое важное - позволяет управлять многими моделями одновременно^ не пересекаясь друг с другом. Возможность нескольким машинкам ездить одновременно выводит интерес к игре на новый уровень^ позволяя соревноваться и устраивать увлекательные гонки.</text:p>
            <text:p/>
            <text:p>Среди прочих достоинств модели можно выделить резиновые колеса и пружинную подвеску^ которые обеспечивают максимальный контакт с трассой^ хорошее сцепление и^ как следствие^ хорошую управляемость.</text:p>
            <text:p/>
            <text:p>Радиоуправляемая модель багги Fei Lun 1/32 имеет богатую комплектацию. Кроме стандартных комплектующих - пульта дистанционного управления и зарядного устройства от USB^ машинка укомплектована мобильным зарядным устройством на пальчиковых батарейках^ трамплином для совершения прыжков и батарейкой "Крона" для пульта управления.</text:p>
            <text:p/>
          </table:table-cell>
          <table:table-cell table:number-columns-repeated="1022"/>
        </table:table-row>
        <table:table-row table:style-name="ro1">
          <table:table-cell table:style-name="ce2" office:value-type="string">
            <text:p>GWT2008D-1</text:p>
          </table:table-cell>
          <table:table-cell table:style-name="ce5" office:value-type="string">
            <text:p>Полнофункциональный качественный джип на радиоуправлении масштаба 1/43 в подарочной упаковке.</text:p>
            <text:p/>
            <text:p>Отличительными особенностями являются быстрая зарядка от пульта управления и четыре радио частоты управления. С несколькими такими машинками на разных частотах можно сделать мини трассу в офисе или дома и устраивать настоящие гонки с одновременным участием до четырёх машин! </text:p>
            <text:p/>
            <text:p>Светящиеся фары и большие резиновые колёса придают особую реалистичность^ несмотря на микро размер. Высокий дорожный просвет и подвеска позволяют ездить по неровным поверхностям.Полнофункциональный качественный джип на радиоуправлении масштаба 1/43 в подарочной упаковке.</text:p>
            <text:p/>
            <text:p>Отличительными особенностями являются быстрая зарядка от пульта управления и четыре радио частоты управления. С несколькими такими машинками на разных частотах можно сделать мини трассу в офисе или дома и устраивать настоящие гонки с одновременным участием до четырёх машин! </text:p>
            <text:p/>
            <text:p>Светящиеся фары и большие резиновые колёса придают особую реалистичность^ несмотря на микро размер. Высокий дорожный просвет и подвеска позволяют ездить по неровным поверхностям.Полнофункциональный качественный джип на радиоуправлении масштаба 1/43 в подарочной упаковке.</text:p>
            <text:p/>
            <text:p>Отличительными особенностями являются быстрая зарядка от пульта управления и четыре радио частоты управления. С несколькими такими машинками на разных частотах можно сделать мини трассу в офисе или дома и устраивать настоящие гонки с одновременным участием до четырёх машин! </text:p>
            <text:p/>
            <text:p>Светящиеся фары и большие резиновые колёса придают особую реалистичность^ несмотря на микро размер. Высокий дорожный просвет и подвеска позволяют ездить по неровным поверхностям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WT2008D-2</text:p>
          </table:table-cell>
          <table:table-cell table:style-name="ce5" office:value-type="string">
            <text:p>Полнофункциональный качественный джип на радиоуправлении масштаба 1/43 в подарочной упаковке.</text:p>
            <text:p/>
            <text:p>Отличительными особенностями являются быстрая зарядка от пульта управления и четыре радио частоты управления. С несколькими такими машинками на разных частотах можно сделать мини трассу в офисе или дома и устраивать настоящие гонки с одновременным участием до четырёх машин! </text:p>
            <text:p/>
            <text:p>Светящиеся фары и большие резиновые колёса придают особую реалистичность^ несмотря на микро размер. Высокий дорожный просвет и подвеска позволяют ездить по неровным поверхностям.Полнофункциональный качественный джип на радиоуправлении масштаба 1/43 в подарочной упаковке.</text:p>
            <text:p/>
            <text:p>Отличительными особенностями являются быстрая зарядка от пульта управления и четыре радио частоты управления. С несколькими такими машинками на разных частотах можно сделать мини трассу в офисе или дома и устраивать настоящие гонки с одновременным участием до четырёх машин! </text:p>
            <text:p/>
            <text:p>Светящиеся фары и большие резиновые колёса придают особую реалистичность^ несмотря на микро размер. Высокий дорожный просвет и подвеска позволяют ездить по неровным поверхностям.Полнофункциональный качественный джип на радиоуправлении масштаба 1/43 в подарочной упаковке.</text:p>
            <text:p/>
            <text:p>Отличительными особенностями являются быстрая зарядка от пульта управления и четыре радио частоты управления. С несколькими такими машинками на разных частотах можно сделать мини трассу в офисе или дома и устраивать настоящие гонки с одновременным участием до четырёх машин! </text:p>
            <text:p/>
            <text:p>Светящиеся фары и большие резиновые колёса придают особую реалистичность^ несмотря на микро размер. Высокий дорожный просвет и подвеска позволяют ездить по неровным поверхностям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WT2008D-3</text:p>
          </table:table-cell>
          <table:table-cell table:style-name="ce5" office:value-type="string">
            <text:p>Полнофункциональный качественный джип на радиоуправлении масштаба 1/43 в подарочной упаковке.</text:p>
            <text:p/>
            <text:p>Отличительными особенностями являются быстрая зарядка от пульта управления и четыре радио частоты управления. С несколькими такими машинками на разных частотах можно сделать мини трассу в офисе или дома и устраивать настоящие гонки с одновременным участием до четырёх машин! </text:p>
            <text:p/>
            <text:p>Светящиеся фары и большие резиновые колёса придают особую реалистичность^ несмотря на микро размер. Высокий дорожный просвет и подвеска позволяют ездить по неровным поверхностям.Полнофункциональный качественный джип на радиоуправлении масштаба 1/43 в подарочной упаковке.</text:p>
            <text:p/>
            <text:p>Отличительными особенностями являются быстрая зарядка от пульта управления и четыре радио частоты управления. С несколькими такими машинками на разных частотах можно сделать мини трассу в офисе или дома и устраивать настоящие гонки с одновременным участием до четырёх машин! </text:p>
            <text:p/>
            <text:p>Светящиеся фары и большие резиновые колёса придают особую реалистичность^ несмотря на микро размер. Высокий дорожный просвет и подвеска позволяют ездить по неровным поверхностям.Полнофункциональный качественный джип на радиоуправлении масштаба 1/43 в подарочной упаковке.</text:p>
            <text:p/>
            <text:p>Отличительными особенностями являются быстрая зарядка от пульта управления и четыре радио частоты управления. С несколькими такими машинками на разных частотах можно сделать мини трассу в офисе или дома и устраивать настоящие гонки с одновременным участием до четырёх машин! </text:p>
            <text:p/>
            <text:p>Светящиеся фары и большие резиновые колёса придают особую реалистичность^ несмотря на микро размер. Высокий дорожный просвет и подвеска позволяют ездить по неровным поверхностям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WT2008D-4</text:p>
          </table:table-cell>
          <table:table-cell table:style-name="ce5" office:value-type="string">
            <text:p>Полнофункциональный качественный джип на радиоуправлении масштаба 1/43 в подарочной упаковке.</text:p>
            <text:p/>
            <text:p>Отличительными особенностями являются быстрая зарядка от пульта управления и четыре радио частоты управления. С несколькими такими машинками на разных частотах можно сделать мини трассу в офисе или дома и устраивать настоящие гонки с одновременным участием до четырёх машин! </text:p>
            <text:p/>
            <text:p>Светящиеся фары и большие резиновые колёса придают особую реалистичность^ несмотря на микро размер. Высокий дорожный просвет и подвеска позволяют ездить по неровным поверхностям.Полнофункциональный качественный джип на радиоуправлении масштаба 1/43 в подарочной упаковке.</text:p>
            <text:p/>
            <text:p>Отличительными особенностями являются быстрая зарядка от пульта управления и четыре радио частоты управления. С несколькими такими машинками на разных частотах можно сделать мини трассу в офисе или дома и устраивать настоящие гонки с одновременным участием до четырёх машин! </text:p>
            <text:p/>
            <text:p>Светящиеся фары и большие резиновые колёса придают особую реалистичность^ несмотря на микро размер. Высокий дорожный просвет и подвеска позволяют ездить по неровным поверхностям.Полнофункциональный качественный джип на радиоуправлении масштаба 1/43 в подарочной упаковке.</text:p>
            <text:p/>
            <text:p>Отличительными особенностями являются быстрая зарядка от пульта управления и четыре радио частоты управления. С несколькими такими машинками на разных частотах можно сделать мини трассу в офисе или дома и устраивать настоящие гонки с одновременным участием до четырёх машин! </text:p>
            <text:p/>
            <text:p>Светящиеся фары и большие резиновые колёса придают особую реалистичность^ несмотря на микро размер. Высокий дорожный просвет и подвеска позволяют ездить по неровным поверхностям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WT2008D-5</text:p>
          </table:table-cell>
          <table:table-cell table:style-name="ce5" office:value-type="string">
            <text:p>Полнофункциональный качественный джип на радиоуправлении масштаба 1/43 в подарочной упаковке.</text:p>
            <text:p/>
            <text:p>Отличительными особенностями являются быстрая зарядка от пульта управления и четыре радио частоты управления. С несколькими такими машинками на разных частотах можно сделать мини трассу в офисе или дома и устраивать настоящие гонки с одновременным участием до четырёх машин! </text:p>
            <text:p/>
            <text:p>Светящиеся фары и большие резиновые колёса придают особую реалистичность^ несмотря на микро размер. Высокий дорожный просвет и подвеска позволяют ездить по неровным поверхностям.Полнофункциональный качественный джип на радиоуправлении масштаба 1/43 в подарочной упаковке.</text:p>
            <text:p/>
            <text:p>Отличительными особенностями являются быстрая зарядка от пульта управления и четыре радио частоты управления. С несколькими такими машинками на разных частотах можно сделать мини трассу в офисе или дома и устраивать настоящие гонки с одновременным участием до четырёх машин! </text:p>
            <text:p/>
            <text:p>Светящиеся фары и большие резиновые колёса придают особую реалистичность^ несмотря на микро размер. Высокий дорожный просвет и подвеска позволяют ездить по неровным поверхностям.Полнофункциональный качественный джип на радиоуправлении масштаба 1/43 в подарочной упаковке.</text:p>
            <text:p/>
            <text:p>Отличительными особенностями являются быстрая зарядка от пульта управления и четыре радио частоты управления. С несколькими такими машинками на разных частотах можно сделать мини трассу в офисе или дома и устраивать настоящие гонки с одновременным участием до четырёх машин! </text:p>
            <text:p/>
            <text:p>Светящиеся фары и большие резиновые колёса придают особую реалистичность^ несмотря на микро размер. Высокий дорожный просвет и подвеска позволяют ездить по неровным поверхностям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WT2008D-6</text:p>
          </table:table-cell>
          <table:table-cell table:style-name="ce5" office:value-type="string">
            <text:p>Полнофункциональный качественный джип на радиоуправлении масштаба 1/43 в подарочной упаковке.</text:p>
            <text:p/>
            <text:p>Отличительными особенностями являются быстрая зарядка от пульта управления и четыре радио частоты управления. С несколькими такими машинками на разных частотах можно сделать мини трассу в офисе или дома и устраивать настоящие гонки с одновременным участием до четырёх машин! </text:p>
            <text:p/>
            <text:p>Светящиеся фары и большие резиновые колёса придают особую реалистичность^ несмотря на микро размер. Высокий дорожный просвет и подвеска позволяют ездить по неровным поверхностям.Полнофункциональный качественный джип на радиоуправлении масштаба 1/43 в подарочной упаковке.</text:p>
            <text:p/>
            <text:p>Отличительными особенностями являются быстрая зарядка от пульта управления и четыре радио частоты управления. С несколькими такими машинками на разных частотах можно сделать мини трассу в офисе или дома и устраивать настоящие гонки с одновременным участием до четырёх машин! </text:p>
            <text:p/>
            <text:p>Светящиеся фары и большие резиновые колёса придают особую реалистичность^ несмотря на микро размер. Высокий дорожный просвет и подвеска позволяют ездить по неровным поверхностям.Полнофункциональный качественный джип на радиоуправлении масштаба 1/43 в подарочной упаковке.</text:p>
            <text:p/>
            <text:p>Отличительными особенностями являются быстрая зарядка от пульта управления и четыре радио частоты управления. С несколькими такими машинками на разных частотах можно сделать мини трассу в офисе или дома и устраивать настоящие гонки с одновременным участием до четырёх машин! </text:p>
            <text:p/>
            <text:p>Светящиеся фары и большие резиновые колёса придают особую реалистичность^ несмотря на микро размер. Высокий дорожный просвет и подвеска позволяют ездить по неровным поверхностям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WT2008D-7</text:p>
          </table:table-cell>
          <table:table-cell table:style-name="ce5" office:value-type="string">
            <text:p>Полнофункциональный качественный джип на радиоуправлении масштаба 1/43 в подарочной упаковке.</text:p>
            <text:p/>
            <text:p>Отличительными особенностями являются быстрая зарядка от пульта управления и четыре радио частоты управления. С несколькими такими машинками на разных частотах можно сделать мини трассу в офисе или дома и устраивать настоящие гонки с одновременным участием до четырёх машин! </text:p>
            <text:p/>
            <text:p>Светящиеся фары и большие резиновые колёса придают особую реалистичность^ несмотря на микро размер. Высокий дорожный просвет и подвеска позволяют ездить по неровным поверхностям.Полнофункциональный качественный джип на радиоуправлении масштаба 1/43 в подарочной упаковке.</text:p>
            <text:p/>
            <text:p>Отличительными особенностями являются быстрая зарядка от пульта управления и четыре радио частоты управления. С несколькими такими машинками на разных частотах можно сделать мини трассу в офисе или дома и устраивать настоящие гонки с одновременным участием до четырёх машин! </text:p>
            <text:p/>
            <text:p>Светящиеся фары и большие резиновые колёса придают особую реалистичность^ несмотря на микро размер. Высокий дорожный просвет и подвеска позволяют ездить по неровным поверхностям.Полнофункциональный качественный джип на радиоуправлении масштаба 1/43 в подарочной упаковке.</text:p>
            <text:p/>
            <text:p>Отличительными особенностями являются быстрая зарядка от пульта управления и четыре радио частоты управления. С несколькими такими машинками на разных частотах можно сделать мини трассу в офисе или дома и устраивать настоящие гонки с одновременным участием до четырёх машин! </text:p>
            <text:p/>
            <text:p>Светящиеся фары и большие резиновые колёса придают особую реалистичность^ несмотря на микро размер. Высокий дорожный просвет и подвеска позволяют ездить по неровным поверхностям.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GWT2008D-8</text:p>
          </table:table-cell>
          <table:table-cell table:style-name="ce5" office:value-type="string">
            <text:p>Полнофункциональный качественный джип на радиоуправлении масштаба 1/43 в подарочной упаковке.</text:p>
            <text:p/>
            <text:p>Отличительными особенностями являются быстрая зарядка от пульта управления и четыре радио частоты управления. С несколькими такими машинками на разных частотах можно сделать мини трассу в офисе или дома и устраивать настоящие гонки с одновременным участием до четырёх машин! </text:p>
            <text:p/>
            <text:p>Светящиеся фары и большие резиновые колёса придают особую реалистичность^ несмотря на микро размер. Высокий дорожный просвет и подвеска позволяют ездить по неровным поверхностям.Полнофункциональный качественный джип на радиоуправлении масштаба 1/43 в подарочной упаковке.</text:p>
            <text:p/>
            <text:p>Отличительными особенностями являются быстрая зарядка от пульта управления и четыре радио частоты управления. С несколькими такими машинками на разных частотах можно сделать мини трассу в офисе или дома и устраивать настоящие гонки с одновременным участием до четырёх машин! </text:p>
            <text:p/>
            <text:p>Светящиеся фары и большие резиновые колёса придают особую реалистичность^ несмотря на микро размер. Высокий дорожный просвет и подвеска позволяют ездить по неровным поверхностям.Полнофункциональный качественный джип на радиоуправлении масштаба 1/43 в подарочной упаковке.</text:p>
            <text:p/>
            <text:p>Отличительными особенностями являются быстрая зарядка от пульта управления и четыре радио частоты управления. С несколькими такими машинками на разных частотах можно сделать мини трассу в офисе или дома и устраивать настоящие гонки с одновременным участием до четырёх машин! </text:p>
            <text:p/>
            <text:p>Светящиеся фары и большие резиновые колёса придают особую реалистичность^ несмотря на микро размер. Высокий дорожный просвет и подвеска позволяют ездить по неровным поверхностям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QW8004-370Zb</text:p>
          </table:table-cell>
          <table:table-cell table:style-name="ce5" office:value-type="string">
            <text:p>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QW8004-370Zw</text:p>
          </table:table-cell>
          <table:table-cell table:style-name="ce5" office:value-type="string">
            <text:p>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QW8004-FJb</text:p>
          </table:table-cell>
          <table:table-cell table:style-name="ce5" office:value-type="string">
            <text:p>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QW8004-Fjy</text:p>
          </table:table-cell>
          <table:table-cell table:style-name="ce5" office:value-type="string">
            <text:p>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QW8004-GT500g</text:p>
          </table:table-cell>
          <table:table-cell table:style-name="ce5" office:value-type="string">
            <text:p>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QW8004-GT500r</text:p>
          </table:table-cell>
          <table:table-cell table:style-name="ce5" office:value-type="string">
            <text:p>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QW8004-GTg</text:p>
          </table:table-cell>
          <table:table-cell table:style-name="ce5" office:value-type="string">
            <text:p>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QW8004-GTr</text:p>
          </table:table-cell>
          <table:table-cell table:style-name="ce5" office:value-type="string">
            <text:p>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QW8004-H2r</text:p>
          </table:table-cell>
          <table:table-cell table:style-name="ce5" office:value-type="string">
            <text:p>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QW8004-H2y</text:p>
          </table:table-cell>
          <table:table-cell table:style-name="ce5" office:value-type="string">
            <text:p>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QW8004-LP560o</text:p>
          </table:table-cell>
          <table:table-cell table:style-name="ce5" office:value-type="string">
            <text:p>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QW8004-LP560y</text:p>
          </table:table-cell>
          <table:table-cell table:style-name="ce5" office:value-type="string">
            <text:p>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QW8004-LP670b</text:p>
          </table:table-cell>
          <table:table-cell table:style-name="ce5" office:value-type="string">
            <text:p>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QW8004-LP670y</text:p>
          </table:table-cell>
          <table:table-cell table:style-name="ce5" office:value-type="string">
            <text:p>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QW8004-X6b</text:p>
          </table:table-cell>
          <table:table-cell table:style-name="ce5" office:value-type="string">
            <text:p>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QW8004-X6w</text:p>
          </table:table-cell>
          <table:table-cell table:style-name="ce5" office:value-type="string">
            <text:p>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Копии популярных автомобилей в масштабе 1/43 на радиоуправлении выполненные по официальной лицензии автопроизводителей. Встроенный аккумулятор заряжается от пульта управления всего за несколько минут.</text:p>
            <text:p/>
            <text:p>Очень качественные^ быстрые и манёвренные машинки на радиоуправлении из серии "микро"^ отличительными особенностями которых являются быстрая зарядка от пульта управления и несколько радио частот управления. Купив несколько таких машинок на разных частотах^ можно сделать мини трассу дома или в офисе и устраивать настоящие гонки с одновременным участием до двух машин. </text:p>
            <text:p/>
            <text:p>Пятиканальное управление даёт возможность ехать вперёд^ назад^ поворачивать влево^ вправо и ехать с ускорением. Во время движения светятся фары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L-2019blk</text:p>
          </table:table-cell>
          <table:table-cell table:style-name="ce5" office:value-type="string">
            <text:p>Скоростная радиоуправляемая машинка мини трагги WLToys 2019 - самая высокотехнологичная из моделей на радиоуправлении серии "микро"^ основными преимуществами которых являются быстрый заряд и несколько радио частот управления. </text:p>
            <text:p/>
            <text:p>Модель радиоуправляемой трагги WLToys 2019 ("mini Traxxas") выделяет наличие двух режимов работы: пропорциональное управление скоростью и ручное переключение скоростей. В режиме ручного переключения можно выбрать одну из 5 скоростей наиболее подходящую для вашей трассы. В режиме пропорционального управления скоростью можно плавно ускорять или замедлять машинку на разных участках трассы. </text:p>
            <text:p>Эта микро машинка способна развивать невероятно высокие скорости^ по хорошему покрытию - до 25-30 км/час! Такие скорости возможны благодаря мощному двигателю и ёмкому Li-Pol аккумулятору.</text:p>
            <text:p>Подвеска^ резиновые колёса с протекторами и высокий клиренс позволяют ездить по бездорожью и прыгать на трамплинах^ выполняя различные фигуры.Скоростная радиоуправляемая машинка мини трагги WLToys 2019 - самая высокотехнологичная из моделей на радиоуправлении серии "микро"^ основными преимуществами которых являются быстрый заряд и несколько радио частот управления. </text:p>
            <text:p/>
            <text:p>Модель радиоуправляемой трагги WLToys 2019 ("mini Traxxas") выделяет наличие двух режимов работы: пропорциональное управление скоростью и ручное переключение скоростей. В режиме ручного переключения можно выбрать одну из 5 скоростей наиболее подходящую для вашей трассы. В режиме пропорционального управления скоростью можно плавно ускорять или замедлять машинку на разных участках трассы. </text:p>
            <text:p>Эта микро машинка способна развивать невероятно высокие скорости^ по хорошему покрытию - до 25-30 км/час! Такие скорости возможны благодаря мощному двигателю и ёмкому Li-Pol аккумулятору.</text:p>
            <text:p>Подвеска^ резиновые колёса с протекторами и высокий клиренс позволяют ездить по бездорожью и прыгать на трамплинах^ выполняя различные фигуры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L-2019blu</text:p>
          </table:table-cell>
          <table:table-cell table:style-name="ce5" office:value-type="string">
            <text:p>Скоростная радиоуправляемая машинка мини трагги WLToys 2019 - самая высокотехнологичная из моделей на радиоуправлении серии "микро"^ основными преимуществами которых являются быстрый заряд и несколько радио частот управления. </text:p>
            <text:p/>
            <text:p>Модель радиоуправляемой трагги WLToys 2019 ("mini Traxxas") выделяет наличие двух режимов работы: пропорциональное управление скоростью и ручное переключение скоростей. В режиме ручного переключения можно выбрать одну из 5 скоростей наиболее подходящую для вашей трассы. В режиме пропорционального управления скоростью можно плавно ускорять или замедлять машинку на разных участках трассы. </text:p>
            <text:p>Эта микро машинка способна развивать невероятно высокие скорости^ по хорошему покрытию - до 25-30 км/час! Такие скорости возможны благодаря мощному двигателю и ёмкому Li-Pol аккумулятору.</text:p>
            <text:p>Подвеска^ резиновые колёса с протекторами и высокий клиренс позволяют ездить по бездорожью и прыгать на трамплинах^ выполняя различные фигуры.Скоростная радиоуправляемая машинка мини трагги WLToys 2019 - самая высокотехнологичная из моделей на радиоуправлении серии "микро"^ основными преимуществами которых являются быстрый заряд и несколько радио частот управления. </text:p>
            <text:p/>
            <text:p>Модель радиоуправляемой трагги WLToys 2019 ("mini Traxxas") выделяет наличие двух режимов работы: пропорциональное управление скоростью и ручное переключение скоростей. В режиме ручного переключения можно выбрать одну из 5 скоростей наиболее подходящую для вашей трассы. В режиме пропорционального управления скоростью можно плавно ускорять или замедлять машинку на разных участках трассы. </text:p>
            <text:p>Эта микро машинка способна развивать невероятно высокие скорости^ по хорошему покрытию - до 25-30 км/час! Такие скорости возможны благодаря мощному двигателю и ёмкому Li-Pol аккумулятору.</text:p>
            <text:p>Подвеска^ резиновые колёса с протекторами и высокий клиренс позволяют ездить по бездорожью и прыгать на трамплинах^ выполняя различные фигуры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L-2019red</text:p>
          </table:table-cell>
          <table:table-cell table:style-name="ce5" office:value-type="string">
            <text:p>Скоростная радиоуправляемая машинка мини трагги WLToys 2019 - самая высокотехнологичная из моделей на радиоуправлении серии "микро"^ основными преимуществами которых являются быстрый заряд и несколько радио частот управления. </text:p>
            <text:p/>
            <text:p>Модель радиоуправляемой трагги WLToys 2019 ("mini Traxxas") выделяет наличие двух режимов работы: пропорциональное управление скоростью и ручное переключение скоростей. В режиме ручного переключения можно выбрать одну из 5 скоростей наиболее подходящую для вашей трассы. В режиме пропорционального управления скоростью можно плавно ускорять или замедлять машинку на разных участках трассы. </text:p>
            <text:p>Эта микро машинка способна развивать невероятно высокие скорости^ по хорошему покрытию - до 25-30 км/час! Такие скорости возможны благодаря мощному двигателю и ёмкому Li-Pol аккумулятору.</text:p>
            <text:p>Подвеска^ резиновые колёса с протекторами и высокий клиренс позволяют ездить по бездорожью и прыгать на трамплинах^ выполняя различные фигуры.Скоростная радиоуправляемая машинка мини трагги WLToys 2019 - самая высокотехнологичная из моделей на радиоуправлении серии "микро"^ основными преимуществами которых являются быстрый заряд и несколько радио частот управления. </text:p>
            <text:p/>
            <text:p>Модель радиоуправляемой трагги WLToys 2019 ("mini Traxxas") выделяет наличие двух режимов работы: пропорциональное управление скоростью и ручное переключение скоростей. В режиме ручного переключения можно выбрать одну из 5 скоростей наиболее подходящую для вашей трассы. В режиме пропорционального управления скоростью можно плавно ускорять или замедлять машинку на разных участках трассы. </text:p>
            <text:p>Эта микро машинка способна развивать невероятно высокие скорости^ по хорошему покрытию - до 25-30 км/час! Такие скорости возможны благодаря мощному двигателю и ёмкому Li-Pol аккумулятору.</text:p>
            <text:p>Подвеска^ резиновые колёса с протекторами и высокий клиренс позволяют ездить по бездорожью и прыгать на трамплинах^ выполняя различные фигуры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L-2308b</text:p>
          </table:table-cell>
          <table:table-cell table:style-name="ce6" office:value-type="string">
            <text:p>Скоростная радиоуправляемая машинка WL Toys 2308 в масштабе 1:32. Уникальная двусторонняя форма корпуса и большие колёса позволяют ездить перевёрнутой и сохранять управляемость в любом положении. Два режима помогают выбрать оптимальную скорость для разных покрытий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L-2308r</text:p>
          </table:table-cell>
          <table:table-cell table:style-name="ce6" office:value-type="string">
            <text:p>Скоростная радиоуправляемая машинка WL Toys 2308 в масштабе 1:32. Уникальная двусторонняя форма корпуса и большие колёса позволяют ездить перевёрнутой и сохранять управляемость в любом положении. Два режима помогают выбрать оптимальную скорость для разных покрытий.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Лист1.$A$1" table:cell-range-address="$Лист1.$A$1:.$B$34"/>
        </table:named-expressions>
      </table:table>
      <table:table table:name="Лист2" table:style-name="ta2" table:print="false">
        <office:forms form:automatic-focus="false" form:apply-design-mode="false"/>
        <table:table-column table:style-name="co2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Лист3" table:style-name="ta3" table:print="false">
        <table:table-column table:style-name="co2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Лист1.A1:Лист1.B3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uk" number:country="UA">
      <number:number number:min-integer-digits="1"/>
    </number:number-style>
    <number:number-style style:name="N8106P0" style:volatile="true" number:language="uk" number:country="UA">
      <number:number number:decimal-places="0" number:min-integer-digits="1" number:grouping="true"/>
      <number:text> грн.</number:text>
    </number:number-style>
    <number:number-style style:name="N8106" number:language="uk" number:country="UA">
      <number:text>-</number:text>
      <number:number number:decimal-places="0" number:min-integer-digits="1" number:grouping="true"/>
      <number:text> грн.</number:text>
      <style:map style:condition="value()&gt;=0" style:apply-style-name="N8106P0"/>
    </number:number-style>
    <number:number-style style:name="N8107P0" style:volatile="true" number:language="uk" number:country="UA">
      <number:number number:decimal-places="0" number:min-integer-digits="1" number:grouping="true"/>
      <number:text> грн.</number:text>
    </number:number-style>
    <number:number-style style:name="N8107" number:language="uk" number:country="UA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8107P0"/>
    </number:number-style>
    <number:number-style style:name="N8108P0" style:volatile="true" number:language="uk" number:country="UA">
      <number:number number:decimal-places="2" number:min-integer-digits="1" number:grouping="true"/>
      <number:text> грн.</number:text>
    </number:number-style>
    <number:number-style style:name="N8108" number:language="uk" number:country="UA">
      <number:text>-</number:text>
      <number:number number:decimal-places="2" number:min-integer-digits="1" number:grouping="true"/>
      <number:text> грн.</number:text>
      <style:map style:condition="value()&gt;=0" style:apply-style-name="N8108P0"/>
    </number:number-style>
    <number:number-style style:name="N8109P0" style:volatile="true" number:language="uk" number:country="UA">
      <number:number number:decimal-places="2" number:min-integer-digits="1" number:grouping="true"/>
      <number:text> грн.</number:text>
    </number:number-style>
    <number:number-style style:name="N8109" number:language="uk" number:country="UA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8109P0"/>
    </number:number-style>
    <number:date-style style:name="N8110" number:language="uk" number:country="UA">
      <number:day number:style="long"/>
      <number:text>.</number:text>
      <number:month number:style="long"/>
      <number:text>.</number:text>
      <number:year number:style="long"/>
    </number:date-style>
    <number:date-style style:name="N8111" number:language="uk" number:country="UA">
      <number:day number:style="long"/>
      <number:text>.</number:text>
      <number:month number:textual="true"/>
      <number:text>.</number:text>
      <number:year/>
    </number:date-style>
    <number:date-style style:name="N8112" number:language="uk" number:country="UA">
      <number:day number:style="long"/>
      <number:text>.</number:text>
      <number:month number:textual="true"/>
    </number:date-style>
    <number:date-style style:name="N8113" number:language="uk" number:country="UA">
      <number:month number:textual="true"/>
      <number:text>.</number:text>
      <number:year/>
    </number:date-style>
    <number:time-style style:name="N8114" number:language="uk" number:country="UA">
      <number:hours/>
      <number:text>:</number:text>
      <number:minutes number:style="long"/>
      <number:text> </number:text>
      <number:am-pm/>
    </number:time-style>
    <number:time-style style:name="N8115" number:language="uk" number:country="U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uk" number:country="UA">
      <number:hours/>
      <number:text>:</number:text>
      <number:minutes number:style="long"/>
    </number:time-style>
    <number:time-style style:name="N8117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8118" number:language="uk" number:country="UA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9P0" style:volatile="true" number:language="uk" number:country="UA">
      <number:number number:decimal-places="0" number:min-integer-digits="1" number:grouping="true"/>
      <number:text>        </number:text>
    </number:number-style>
    <number:number-style style:name="N8119" number:language="uk" number:country="UA">
      <number:text>-</number:text>
      <number:number number:decimal-places="0" number:min-integer-digits="1" number:grouping="true"/>
      <number:text>        </number:text>
      <style:map style:condition="value()&gt;=0" style:apply-style-name="N8119P0"/>
    </number:number-style>
    <number:number-style style:name="N8120P0" style:volatile="true" number:language="uk" number:country="UA">
      <number:number number:decimal-places="0" number:min-integer-digits="1" number:grouping="true"/>
      <number:text>        </number:text>
    </number:number-style>
    <number:number-style style:name="N8120" number:language="uk" number:country="UA">
      <style:text-properties fo:color="#ff0000"/>
      <number:text>-</number:text>
      <number:number number:decimal-places="0" number:min-integer-digits="1" number:grouping="true"/>
      <number:text>        </number:text>
      <style:map style:condition="value()&gt;=0" style:apply-style-name="N8120P0"/>
    </number:number-style>
    <number:number-style style:name="N8121P0" style:volatile="true" number:language="uk" number:country="UA">
      <number:number number:decimal-places="2" number:min-integer-digits="1" number:grouping="true"/>
      <number:text>        </number:text>
    </number:number-style>
    <number:number-style style:name="N8121" number:language="uk" number:country="UA">
      <number:text>-</number:text>
      <number:number number:decimal-places="2" number:min-integer-digits="1" number:grouping="true"/>
      <number:text>        </number:text>
      <style:map style:condition="value()&gt;=0" style:apply-style-name="N8121P0"/>
    </number:number-style>
    <number:number-style style:name="N8122P0" style:volatile="true" number:language="uk" number:country="UA">
      <number:number number:decimal-places="2" number:min-integer-digits="1" number:grouping="true"/>
      <number:text>        </number:text>
    </number:number-style>
    <number:number-style style:name="N8122" number:language="uk" number:country="UA">
      <style:text-properties fo:color="#ff0000"/>
      <number:text>-</number:text>
      <number:number number:decimal-places="2" number:min-integer-digits="1" number:grouping="true"/>
      <number:text>        </number:text>
      <style:map style:condition="value()&gt;=0" style:apply-style-name="N8122P0"/>
    </number:number-style>
    <number:number-style style:name="N8123P0" style:volatile="true" number:language="uk" number:country="UA">
      <number:text> </number:text>
      <number:number number:decimal-places="0" number:min-integer-digits="1" number:grouping="true"/>
      <number:text>         </number:text>
    </number:number-style>
    <number:number-style style:name="N8123P1" style:volatile="true" number:language="uk" number:country="UA">
      <number:text>-</number:text>
      <number:number number:decimal-places="0" number:min-integer-digits="1" number:grouping="true"/>
      <number:text>         </number:text>
    </number:number-style>
    <number:number-style style:name="N8123P2" style:volatile="true" number:language="uk" number:country="UA">
      <number:text> -         </number:text>
    </number:number-style>
    <number:text-style style:name="N8123" number:language="uk" number:country="UA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uk" number:country="UA">
      <number:text> </number:text>
      <number:number number:decimal-places="0" number:min-integer-digits="1" number:grouping="true"/>
      <number:text> грн. </number:text>
    </number:number-style>
    <number:number-style style:name="N8124P1" style:volatile="true" number:language="uk" number:country="UA">
      <number:text>-</number:text>
      <number:number number:decimal-places="0" number:min-integer-digits="1" number:grouping="true"/>
      <number:text> грн. </number:text>
    </number:number-style>
    <number:number-style style:name="N8124P2" style:volatile="true" number:language="uk" number:country="UA">
      <number:text> - грн. </number:text>
    </number:number-style>
    <number:text-style style:name="N8124" number:language="uk" number:country="UA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5P0" style:volatile="true" number:language="uk" number:country="UA">
      <number:text> </number:text>
      <number:number number:decimal-places="2" number:min-integer-digits="1" number:grouping="true"/>
      <number:text>         </number:text>
    </number:number-style>
    <number:number-style style:name="N8125P1" style:volatile="true" number:language="uk" number:country="UA">
      <number:text>-</number:text>
      <number:number number:decimal-places="2" number:min-integer-digits="1" number:grouping="true"/>
      <number:text>         </number:text>
    </number:number-style>
    <number:number-style style:name="N8125P2" style:volatile="true" number:language="uk" number:country="UA">
      <number:text> -</number:text>
      <number:number number:decimal-places="0" number:min-integer-digits="0"/>
      <number:text>         </number:text>
    </number:number-style>
    <number:text-style style:name="N8125" number:language="uk" number:country="UA">
      <number:text> </number:text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6P0" style:volatile="true" number:language="uk" number:country="UA">
      <number:text> </number:text>
      <number:number number:decimal-places="2" number:min-integer-digits="1" number:grouping="true"/>
      <number:text> грн. </number:text>
    </number:number-style>
    <number:number-style style:name="N8126P1" style:volatile="true" number:language="uk" number:country="UA">
      <number:text>-</number:text>
      <number:number number:decimal-places="2" number:min-integer-digits="1" number:grouping="true"/>
      <number:text> грн. </number:text>
    </number:number-style>
    <number:number-style style:name="N8126P2" style:volatile="true" number:language="uk" number:country="UA">
      <number:text> -</number:text>
      <number:number number:decimal-places="0" number:min-integer-digits="0"/>
      <number:text> грн. </number:text>
    </number:number-style>
    <number:text-style style:name="N8126" number:language="uk" number:country="UA">
      <number:text> </number:text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time-style style:name="N8127" number:language="uk" number:country="UA">
      <number:minutes number:style="long"/>
      <number:text>:</number:text>
      <number:seconds number:style="long"/>
    </number:time-style>
    <number:time-style style:name="N8128" number:language="uk" number:country="U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9" number:language="uk" number:country="UA">
      <number:minutes number:style="long"/>
      <number:text>:</number:text>
      <number:seconds number:style="long" number:decimal-places="1"/>
    </number:time-style>
    <number:number-style style:name="N8130" number:language="uk" number:country="U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11/07/2016</text:date>, <text:time>12:08:4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1T12:08:44.96</dc:date>
    <meta:generator>OpenOffice/4.1.2$Win32 OpenOffice.org_project/412m3$Build-9782</meta:generator>
    <meta:editing-duration>PT4M44S</meta:editing-duration>
    <meta:editing-cycles>1</meta:editing-cycles>
    <meta:document-statistic meta:table-count="3" meta:cell-count="66" meta:object-count="0"/>
  </office:meta>
</office:document-meta>
</file>